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08779b" officeooo:paragraph-rsid="0008779b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a1274" officeooo:paragraph-rsid="000a127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1274" officeooo:paragraph-rsid="000a127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e62e" officeooo:paragraph-rsid="000ae62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d429b" officeooo:paragraph-rsid="000d429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d429b" officeooo:paragraph-rsid="000d429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ef482" officeooo:paragraph-rsid="000ef4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9342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9">
      <style:paragraph-properties fo:text-align="start" style:justify-single-word="false"/>
      <style:text-properties officeooo:paragraph-rsid="00142634"/>
    </style:style>
    <style:style style:name="P55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officeooo:rsid="000ae62e" style:font-style-asian="normal" style:font-style-complex="normal"/>
    </style:style>
    <style:style style:name="T7" style:family="text">
      <style:text-properties officeooo:rsid="000b89f7"/>
    </style:style>
    <style:style style:name="T8" style:family="text">
      <style:text-properties style:font-name="Ubuntu" fo:font-size="12pt" fo:font-style="normal" style:text-underline-style="none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officeooo:rsid="0016c3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3 CSS</text:p>
      <text:p text:style-name="P1"/>
      <text:p text:style-name="P2">CSS son las siglas de Cascadin Style Sheets, es empleado para definir el aspecto de las páginas HTML y XHTML.</text:p>
      <text:p text:style-name="P2">CSS no es un lenguaje de programación ni un lenguaje de etiquetas, pero el necesario para complementar HTML.</text:p>
      <text:p text:style-name="P2"/>
      <text:p text:style-name="P3">Donde colocar HTML</text:p>
      <text:list xml:id="list579227053" text:style-name="L1">
        <text:list-item>
          <text:p text:style-name="P18">En un archivo independiente con extensión CSS</text:p>
          <text:list>
            <text:list-item>
              <text:p text:style-name="P19">Hemos de utilizar la etiqueta &lt;link <text:span text:style-name="T2">rel=”stylesheet” href=”</text:span><text:span text:style-name="T4">nombrehoja</text:span><text:span text:style-name="T6">.css”</text:span>/&gt; <text:span text:style-name="T2">colocando este en la cabecera.</text:span></text:p>
            </text:list-item>
          </text:list>
        </text:list-item>
        <text:list-item>
          <text:p text:style-name="P18">En la cabecera de un documento HTML (dentro del head)</text:p>
        </text:list-item>
        <text:list-item>
          <text:p text:style-name="P19">Dentro de una etiqueta (modifica solo esa etiqueta) <text:span text:style-name="T1">desaconsejado.</text:span></text:p>
        </text:list-item>
      </text:list>
      <text:p text:style-name="P8"/>
      <text:p text:style-name="P4">Funcionamiento básico</text:p>
      <text:list xml:id="list2702141884" text:style-name="L2">
        <text:list-item>
          <text:p text:style-name="P20">Los estilos CSS se aplican mediante reglas, estas están propuestas por:</text:p>
          <text:list>
            <text:list-item>
              <text:p text:style-name="P20">Selectores: <text:span text:style-name="T7">Indica elemento/s a los que se le aplica la regla CSS</text:span></text:p>
            </text:list-item>
            <text:list-item>
              <text:p text:style-name="P20">Declaraciones: <text:span text:style-name="T7">Especifica los estilos que se aplican a los elementos, compuestas por una o más declaraciones.</text:span></text:p>
              <text:list>
                <text:list-item>
                  <text:p text:style-name="P20">Propiedades: <text:span text:style-name="T7">Modifica el aspecto de las características de un elemento.</text:span></text:p>
                </text:list-item>
                <text:list-item>
                  <text:p text:style-name="P20">Valores: <text:span text:style-name="T7">Nuevo valor de la característica a modificar.</text:span></text:p>
                </text:list-item>
              </text:list>
            </text:list-item>
          </text:list>
        </text:list-item>
      </text:list>
      <text:p text:style-name="P9"/>
      <text:p text:style-name="P5">Tipos de etiqueta</text:p>
      <text:list xml:id="list4123367087" text:style-name="L3">
        <text:list-item>
          <text:p text:style-name="P21">block: Generan un asalto de línea por arriba y por abajo, ocupan el 100% de ancho</text:p>
        </text:list-item>
        <text:list-item>
          <text:p text:style-name="P21">inline: No generan salto de línea.</text:p>
        </text:list-item>
      </text:list>
      <text:p text:style-name="P9"/>
      <text:p text:style-name="P9"/>
      <text:p text:style-name="P10">Asignar colores</text:p>
      <text:p text:style-name="P12"/>
      <text:p text:style-name="P6">Hexadecimal</text:p>
      <text:list xml:id="list1954452504" text:style-name="L4">
        <text:list-item>
          <text:p text:style-name="P22">Se realiza mediante la expresión #xxyyzz</text:p>
          <text:list>
            <text:list-item>
              <text:p text:style-name="P23">Cada pareja de letras se representa con dos números en hexadecimal.</text:p>
            </text:list-item>
          </text:list>
        </text:list-item>
        <text:list-item>
          <text:p text:style-name="P23">El color negro es #000000 y el blanco # FFFFFF</text:p>
          <text:list>
            <text:list-item>
              <text:p text:style-name="P23">xx es la intensidad de bermellón</text:p>
            </text:list-item>
            <text:list-item>
              <text:p text:style-name="P23">yy es la intensidad de verde</text:p>
            </text:list-item>
            <text:list-item>
              <text:p text:style-name="P23">zz es la intensidad de azul</text:p>
            </text:list-item>
          </text:list>
        </text:list-item>
      </text:list>
      <text:p text:style-name="P7">RGB</text:p>
      <text:list xml:id="list3836601066" text:style-name="L5">
        <text:list-item>
          <text:p text:style-name="P24">Colores primarios basados en la combinación de píxeles de color rojo verde y azul</text:p>
        </text:list-item>
        <text:list-item>
          <text:p text:style-name="P24">Codifican un n´umero del 0 al 255.</text:p>
        </text:list-item>
        <text:list-item>
          <text:p text:style-name="P24">El blanco es (255,255,255) y el negro es (0,0,0)</text:p>
        </text:list-item>
        <text:list-item>
          <text:p text:style-name="P24">Con un cuarto canal (alpha) podemos añadir transparencias.</text:p>
        </text:list-item>
      </text:list>
      <text:p text:style-name="P13"/>
      <text:p text:style-name="P7">Por el nombre</text:p>
      <text:list xml:id="list3023916558" text:style-name="L6">
        <text:list-item>
          <text:p text:style-name="P25">white, blue, black, red, green…</text:p>
        </text:list-item>
      </text:list>
      <text:p text:style-name="P13"/>
      <text:p text:style-name="P13"/>
      <text:p text:style-name="P11">Añadir comentarios</text:p>
      <text:list xml:id="list1767215229" text:style-name="L7">
        <text:list-item>
          <text:p text:style-name="P26">Para añadir comentarios en el código, CSS emplea /**<text:span text:style-name="T3"> algo escrito */</text:span></text:p>
        </text:list-item>
      </text:list>
      <text:p text:style-name="P14"/>
      <text:p text:style-name="P14"/>
      <text:p text:style-name="P16">Medida y unidades</text:p>
      <text:p text:style-name="P14"/>
      <text:list xml:id="list1503010881" text:style-name="L8">
        <text:list-item>
          <text:p text:style-name="P27">font-size: Regula el tamaño de la fuente y está asociada a una unidad de medida.</text:p>
          <text:list>
            <text:list-item>
              <text:p text:style-name="P27">La herencia hace que el tamaño de la fuente se base en el tamaño de la fuente del body.</text:p>
            </text:list-item>
          </text:list>
        </text:list-item>
        <text:list-item>
          <text:p text:style-name="P27">Las unidades de medida pueden ser absolutas o relativas.</text:p>
          <text:list>
            <text:list-item>
              <text:p text:style-name="P28">Absolutas: </text:p>
              <text:list>
                <text:list-item>
                  <text:p text:style-name="P28">pixeles → px,</text:p>
                </text:list-item>
                <text:list-item>
                  <text:p text:style-name="P28">puntos → pt</text:p>
                </text:list-item>
              </text:list>
            </text:list-item>
            <text:list-item>
              <text:p text:style-name="P28">Relativas: </text:p>
              <text:list>
                <text:list-item>
                  <text:p text:style-name="P29">Al tamaño de fuente → “X veces ” el tamaño de la fuente → em</text:p>
                </text:list-item>
                <text:list-item>
                  <text:p text:style-name="P29">Al tamaño del elemento → %</text:p>
                </text:list-item>
              </text:list>
            </text:list-item>
          </text:list>
        </text:list-item>
        <text:list-item>
          <text:p text:style-name="P29">No se ha de dejar espacio en blanco entre el valor y la unidad.</text:p>
        </text:list-item>
      </text:list>
      <text:p text:style-name="P15"/>
      <text:p text:style-name="P15"/>
      <text:p text:style-name="P17">Selectores</text:p>
      <text:p text:style-name="P15"/>
      <text:list xml:id="list782787316" text:style-name="L9">
        <text:list-item>
          <text:p text:style-name="P31">Una regla de CSS esta formada por:</text:p>
          <text:list>
            <text:list-item>
              <text:p text:style-name="P54"><text:span text:style-name="T9">S</text:span><text:span text:style-name="T8">elector: </text:span><text:span text:style-name="T9">indica como se ha de hacer</text:span></text:p>
            </text:list-item>
            <text:list-item>
              <text:p text:style-name="P54"><text:span text:style-name="T9">D</text:span><text:span text:style-name="T8">eclaración: </text:span><text:span text:style-name="T9">Indica que ha de hacer.</text:span></text:p>
            </text:list-item>
          </text:list>
        </text:list-item>
        <text:list-item>
          <text:p text:style-name="P32">Una regla puede aplicarse sobre diversos selectores y un mismo selectos puede utilizarse en diversas reglas.</text:p>
        </text:list-item>
      </text:list>
      <text:p text:style-name="P33"/>
      <text:p text:style-name="P50">De tipo universal</text:p>
      <text:list xml:id="list3343479467" text:style-name="L10">
        <text:list-item>
          <text:p text:style-name="P34">Seleccciona todos los elementos de la página.</text:p>
        </text:list-item>
        <text:list-item>
          <text:p text:style-name="P34">Se escribe usando el carácter “*”</text:p>
        </text:list-item>
      </text:list>
      <text:p text:style-name="P33"/>
      <text:p text:style-name="P50">Tipo etiqueta</text:p>
      <text:list xml:id="list407238998" text:style-name="L11">
        <text:list-item>
          <text:p text:style-name="P35">Selecciona todos los elementos de la página que tengan la etiqueta del selector.</text:p>
        </text:list-item>
        <text:list-item>
          <text:p text:style-name="P35">Se pueden encadenar selectores separandolos con “,” en la misma declaración.</text:p>
        </text:list-item>
      </text:list>
      <text:p text:style-name="P33"/>
      <text:p text:style-name="P51">De clase</text:p>
      <text:list xml:id="list299923642" text:style-name="L12">
        <text:list-item>
          <text:p text:style-name="P55"><text:span text:style-name="T10">Se ha de escribir la palabra </text:span><text:span text:style-name="T12">class=”nombre”</text:span><text:span text:style-name="T10"> en la etiqueta </text:span><text:span text:style-name="T11">a modificar del HTML</text:span></text:p>
        </text:list-item>
        <text:list-item>
          <text:p text:style-name="P36">En la hoja de CSS se crea una regla con el nombre del atributo de la <text:span text:style-name="T13">clase </text:span>p<text:span text:style-name="T13">r</text:span>ecedi<text:span text:style-name="T13">d</text:span>o por un “.”</text:p>
        </text:list-item>
        <text:list-item>
          <text:p text:style-name="P40">Se puede combinar el selector de tipo y el de clase.</text:p>
        </text:list-item>
      </text:list>
      <text:p text:style-name="P41"/>
      <text:p text:style-name="P52">Slector ID</text:p>
      <text:list xml:id="list2724445029" text:style-name="L13">
        <text:list-item>
          <text:p text:style-name="P42">Un atributo ID no se puede repetir dos veces en la misma página.</text:p>
        </text:list-item>
        <text:list-item>
          <text:p text:style-name="P42">Se emplea para aplicar estilos a un solo elemento de la página.</text:p>
        </text:list-item>
        <text:list-item>
          <text:p text:style-name="P38">Se ha de escribir la palabra <text:span text:style-name="T5">id</text:span><text:span text:style-name="T3">=”nombre”</text:span> en la etiqueta <text:span text:style-name="T13">a modificar del HTML</text:span></text:p>
        </text:list-item>
        <text:list-item>
          <text:p text:style-name="P38">En la hoja de CSS se crea una regla con el nombre del atributo de<text:span text:style-name="T13">l ID </text:span>p<text:span text:style-name="T13">r</text:span>ecedi<text:span text:style-name="T13">d</text:span>o por un<text:span text:style-name="T13">a</text:span> “<text:span text:style-name="T13">#</text:span>”</text:p>
        </text:list-item>
      </text:list>
      <text:p text:style-name="P39"/>
      <text:p text:style-name="P39"/>
      <text:p text:style-name="P48">Jerarquia de etiquetas</text:p>
      <text:p text:style-name="P43"/>
      <text:p text:style-name="P43">Se pueden realizar cambios de estilo con jereaquía de etiquetas</text:p>
      <text:p text:style-name="P43"/>
      <text:p text:style-name="P53">Seleccionar elementos adyadcentes</text:p>
      <text:list xml:id="list3430080782" text:style-name="L15">
        <text:list-item>
          <text:p text:style-name="P44">Permiten seleccionar elementos declarados a continuación de otros</text:p>
        </text:list-item>
        <text:list-item>
          <text:p text:style-name="P44">Se emplea el símbolo “+” entre los elementos a seleccionar.</text:p>
        </text:list-item>
      </text:list>
      <text:p text:style-name="P43"/>
      <text:p text:style-name="P53">Selección de hijos</text:p>
      <text:list xml:id="list3992253257" text:style-name="L16">
        <text:list-item>
          <text:p text:style-name="P45">Afecta a un descendiente directo de una etiqueta.</text:p>
        </text:list-item>
        <text:list-item>
          <text:p text:style-name="P45">Se emplea el símbolo “&gt;” entre los elementos a seleccionar.</text:p>
        </text:list-item>
      </text:list>
      <text:p text:style-name="P43"/>
      <text:p text:style-name="P53">Selección descendente</text:p>
      <text:list xml:id="list3723922442" text:style-name="L17">
        <text:list-item>
          <text:p text:style-name="P46">Se emplea para seleccionar elementos dentro de otros.</text:p>
        </text:list-item>
        <text:list-item>
          <text:p text:style-name="P46">Se escribe un elemento separado por un espacio del otro.</text:p>
        </text:list-item>
      </text:list>
      <text:p text:style-name="P43"/>
      <text:p text:style-name="P43"/>
      <text:p text:style-name="P49">Estilos de texto</text:p>
      <text:p text:style-name="P43"/>
      <text:p text:style-name="P53">font-family</text:p>
      <text:p text:style-name="P43">Determina el tipo de letra a utilizar, se ha de complir…</text:p>
      <text:list xml:id="list1681181903" text:style-name="L18">
        <text:list-item>
          <text:p text:style-name="P47">La tipografia se ha de llamar exactamente como en la biblioteca del ordenador_cliente.</text:p>
        </text:list-item>
        <text:list-item>
          <text:p text:style-name="P47">Las tipografias han de estar separadas por “,” con o sin espacio.</text:p>
        </text:list-item>
        <text:list-item>
          <text:p text:style-name="P47">Las tipografias que contengan más de una palabra han de ir entre “ ‘ ”</text:p>
        </text:list-item>
      </text:list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10T19:31:39.973256532</dc:date>
    <meta:editing-duration>PT24M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740" meta:character-count="3984" meta:non-whitespace-character-count="3381"/>
  </office:meta>
</office:document-meta>
</file>